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1024 Samples</text:p>
          </table:table-cell>
          <table:table-cell table:style-name="ce1" office:value-type="string">
            <text:p>1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3" office:value-type="float" office:value="2">
            <text:p>2</text:p>
          </table:table-cell>
          <table:table-cell table:formula="of:=[.C6]/[.B6]" office:value-type="float" office:value="1">
            <text:p>1</text:p>
          </table:table-cell>
          <table:table-cell table:formula="of:=[.D6]/[.B6]" office:value-type="float" office:value="1">
            <text:p>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3" office:value-type="float" office:value="3">
            <text:p>3</text:p>
          </table:table-cell>
          <table:table-cell table:formula="of:=[.C7]/[.B7]" office:value-type="float" office:value="1">
            <text:p>1</text:p>
          </table:table-cell>
          <table:table-cell table:formula="of:=[.D7]/[.B7]" office:value-type="float" office:value="1">
            <text:p>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8]/[.B8]" office:value-type="float" office:value="0.75">
            <text:p>0,75</text:p>
          </table:table-cell>
          <table:table-cell table:formula="of:=[.D8]/[.B8]" office:value-type="float" office:value="1">
            <text:p>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9]/[.B9]" office:value-type="float" office:value="0.8">
            <text:p>0,8</text:p>
          </table:table-cell>
          <table:table-cell table:formula="of:=[.D9]/[.B9]" office:value-type="float" office:value="1">
            <text:p>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formula="of:=[.C10]/[.B10]" office:value-type="float" office:value="0.833333333333333">
            <text:p>0,83</text:p>
          </table:table-cell>
          <table:table-cell table:formula="of:=[.D10]/[.B10]" office:value-type="float" office:value="0.833333333333333">
            <text:p>0,8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[.C11]/[.B11]" office:value-type="float" office:value="0.857142857142857">
            <text:p>0,86</text:p>
          </table:table-cell>
          <table:table-cell table:formula="of:=[.D11]/[.B11]" office:value-type="float" office:value="0.857142857142857">
            <text:p>0,86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formula="of:=[.C12]/[.B12]" office:value-type="float" office:value="0.875">
            <text:p>0,88</text:p>
          </table:table-cell>
          <table:table-cell table:formula="of:=[.D12]/[.B12]" office:value-type="float" office:value="0.875">
            <text:p>0,88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formula="of:=[.C13]/[.B13]" office:value-type="float" office:value="0.888888888888889">
            <text:p>0,89</text:p>
          </table:table-cell>
          <table:table-cell table:formula="of:=[.D13]/[.B13]" office:value-type="float" office:value="0.888888888888889">
            <text:p>0,8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[.C14]/[.B14]" office:value-type="float" office:value="0.9">
            <text:p>0,9</text:p>
          </table:table-cell>
          <table:table-cell table:formula="of:=[.D14]/[.B14]" office:value-type="float" office:value="0.9">
            <text:p>0,9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15]/[.B15]" office:value-type="float" office:value="0.818181818181818">
            <text:p>0,82</text:p>
          </table:table-cell>
          <table:table-cell table:formula="of:=[.D15]/[.B15]" office:value-type="float" office:value="0.909090909090909">
            <text:p>0,91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formula="of:=[.C16]/[.B16]" office:value-type="float" office:value="0.833333333333333">
            <text:p>0,83</text:p>
          </table:table-cell>
          <table:table-cell table:formula="of:=[.D16]/[.B16]" office:value-type="float" office:value="0.833333333333333">
            <text:p>0,83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17]/[.B17]" office:value-type="float" office:value="0.846153846153846">
            <text:p>0,85</text:p>
          </table:table-cell>
          <table:table-cell table:formula="of:=[.D17]/[.B17]" office:value-type="float" office:value="0.923076923076923">
            <text:p>0,92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18]/[.B18]" office:value-type="float" office:value="0.857142857142857">
            <text:p>0,86</text:p>
          </table:table-cell>
          <table:table-cell table:formula="of:=[.D18]/[.B18]" office:value-type="float" office:value="0.928571428571429">
            <text:p>0,93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19]/[.B19]" office:value-type="float" office:value="0.866666666666667">
            <text:p>0,87</text:p>
          </table:table-cell>
          <table:table-cell table:formula="of:=[.D19]/[.B19]" office:value-type="float" office:value="0.933333333333333">
            <text:p>0,9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table:formula="of:=[.C20]/[.B20]" office:value-type="float" office:value="0.875">
            <text:p>0,88</text:p>
          </table:table-cell>
          <table:table-cell table:formula="of:=[.D20]/[.B20]" office:value-type="float" office:value="0.875">
            <text:p>0,88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table:formula="of:=[.C21]/[.B21]" office:value-type="float" office:value="0.882352941176471">
            <text:p>0,88</text:p>
          </table:table-cell>
          <table:table-cell table:formula="of:=[.D21]/[.B21]" office:value-type="float" office:value="0.882352941176471">
            <text:p>0,88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22]/[.B22]" office:value-type="float" office:value="0.833333333333333">
            <text:p>0,83</text:p>
          </table:table-cell>
          <table:table-cell table:formula="of:=[.D22]/[.B22]" office:value-type="float" office:value="0.888888888888889">
            <text:p>0,89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23]/[.B23]" office:value-type="float" office:value="0.842105263157895">
            <text:p>0,84</text:p>
          </table:table-cell>
          <table:table-cell table:formula="of:=[.D23]/[.B23]" office:value-type="float" office:value="0.894736842105263">
            <text:p>0,89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24]/[.B24]" office:value-type="float" office:value="0.85">
            <text:p>0,85</text:p>
          </table:table-cell>
          <table:table-cell table:formula="of:=[.D24]/[.B24]" office:value-type="float" office:value="0.9">
            <text:p>0,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25]/[.B25]" office:value-type="float" office:value="0.857142857142857">
            <text:p>0,86</text:p>
          </table:table-cell>
          <table:table-cell table:formula="of:=[.D25]/[.B25]" office:value-type="float" office:value="0.904761904761905">
            <text:p>0,9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26]/[.B26]" office:value-type="float" office:value="0.863636363636364">
            <text:p>0,86</text:p>
          </table:table-cell>
          <table:table-cell table:formula="of:=[.D26]/[.B26]" office:value-type="float" office:value="0.909090909090909">
            <text:p>0,91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27]/[.B27]" office:value-type="float" office:value="0.869565217391304">
            <text:p>0,87</text:p>
          </table:table-cell>
          <table:table-cell table:formula="of:=[.D27]/[.B27]" office:value-type="float" office:value="0.91304347826087">
            <text:p>0,91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28]/[.B28]" office:value-type="float" office:value="0.875">
            <text:p>0,88</text:p>
          </table:table-cell>
          <table:table-cell table:formula="of:=[.D28]/[.B28]" office:value-type="float" office:value="0.916666666666667">
            <text:p>0,92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C29]/[.B29]" office:value-type="float" office:value="0.84">
            <text:p>0,84</text:p>
          </table:table-cell>
          <table:table-cell table:formula="of:=[.D29]/[.B29]" office:value-type="float" office:value="0.92">
            <text:p>0,92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C30]/[.B30]" office:value-type="float" office:value="0.846153846153846">
            <text:p>0,85</text:p>
          </table:table-cell>
          <table:table-cell table:formula="of:=[.D30]/[.B30]" office:value-type="float" office:value="0.884615384615385">
            <text:p>0,88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C31]/[.B31]" office:value-type="float" office:value="0.851851851851852">
            <text:p>0,85</text:p>
          </table:table-cell>
          <table:table-cell table:formula="of:=[.D31]/[.B31]" office:value-type="float" office:value="0.888888888888889">
            <text:p>0,89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C32]/[.B32]" office:value-type="float" office:value="0.857142857142857">
            <text:p>0,86</text:p>
          </table:table-cell>
          <table:table-cell table:formula="of:=[.D32]/[.B32]" office:value-type="float" office:value="0.892857142857143">
            <text:p>0,89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C33]/[.B33]" office:value-type="float" office:value="0.862068965517241">
            <text:p>0,86</text:p>
          </table:table-cell>
          <table:table-cell table:formula="of:=[.D33]/[.B33]" office:value-type="float" office:value="0.896551724137931">
            <text:p>0,9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C34]/[.B34]" office:value-type="float" office:value="0.866666666666667">
            <text:p>0,87</text:p>
          </table:table-cell>
          <table:table-cell table:formula="of:=[.D34]/[.B34]" office:value-type="float" office:value="0.9">
            <text:p>0,9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[.C35]/[.B35]" office:value-type="float" office:value="0.870967741935484">
            <text:p>0,87</text:p>
          </table:table-cell>
          <table:table-cell table:formula="of:=[.D35]/[.B35]" office:value-type="float" office:value="0.903225806451613">
            <text:p>0,9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C36]/[.B36]" office:value-type="float" office:value="0.84375">
            <text:p>0,84</text:p>
          </table:table-cell>
          <table:table-cell table:formula="of:=[.D36]/[.B36]" office:value-type="float" office:value="0.90625">
            <text:p>0,91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C37]/[.B37]" office:value-type="float" office:value="0.848484848484848">
            <text:p>0,85</text:p>
          </table:table-cell>
          <table:table-cell table:formula="of:=[.D37]/[.B37]" office:value-type="float" office:value="0.909090909090909">
            <text:p>0,91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[.C38]/[.B38]" office:value-type="float" office:value="0.852941176470588">
            <text:p>0,85</text:p>
          </table:table-cell>
          <table:table-cell table:formula="of:=[.D38]/[.B38]" office:value-type="float" office:value="0.911764705882353">
            <text:p>0,91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C39]/[.B39]" office:value-type="float" office:value="0.857142857142857">
            <text:p>0,86</text:p>
          </table:table-cell>
          <table:table-cell table:formula="of:=[.D39]/[.B39]" office:value-type="float" office:value="0.914285714285714">
            <text:p>0,91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[.C40]/[.B40]" office:value-type="float" office:value="0.861111111111111">
            <text:p>0,86</text:p>
          </table:table-cell>
          <table:table-cell table:formula="of:=[.D40]/[.B40]" office:value-type="float" office:value="0.888888888888889">
            <text:p>0,89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[.C41]/[.B41]" office:value-type="float" office:value="0.864864864864865">
            <text:p>0,86</text:p>
          </table:table-cell>
          <table:table-cell table:formula="of:=[.D41]/[.B41]" office:value-type="float" office:value="0.891891891891892">
            <text:p>0,89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[.C42]/[.B42]" office:value-type="float" office:value="0.868421052631579">
            <text:p>0,87</text:p>
          </table:table-cell>
          <table:table-cell table:formula="of:=[.D42]/[.B42]" office:value-type="float" office:value="0.894736842105263">
            <text:p>0,89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C43]/[.B43]" office:value-type="float" office:value="0.846153846153846">
            <text:p>0,85</text:p>
          </table:table-cell>
          <table:table-cell table:formula="of:=[.D43]/[.B43]" office:value-type="float" office:value="0.897435897435897">
            <text:p>0,9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formula="of:=[.C44]/[.B44]" office:value-type="float" office:value="0.85">
            <text:p>0,85</text:p>
          </table:table-cell>
          <table:table-cell table:formula="of:=[.D44]/[.B44]" office:value-type="float" office:value="0.9">
            <text:p>0,9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table:formula="of:=[.C45]/[.B45]" office:value-type="float" office:value="0.853658536585366">
            <text:p>0,85</text:p>
          </table:table-cell>
          <table:table-cell table:formula="of:=[.D45]/[.B45]" office:value-type="float" office:value="0.902439024390244">
            <text:p>0,9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formula="of:=[.C46]/[.B46]" office:value-type="float" office:value="0.857142857142857">
            <text:p>0,86</text:p>
          </table:table-cell>
          <table:table-cell table:formula="of:=[.D46]/[.B46]" office:value-type="float" office:value="0.904761904761905">
            <text:p>0,9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formula="of:=[.C47]/[.B47]" office:value-type="float" office:value="0.86046511627907">
            <text:p>0,86</text:p>
          </table:table-cell>
          <table:table-cell table:formula="of:=[.D47]/[.B47]" office:value-type="float" office:value="0.906976744186046">
            <text:p>0,91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formula="of:=[.C48]/[.B48]" office:value-type="float" office:value="0.863636363636364">
            <text:p>0,86</text:p>
          </table:table-cell>
          <table:table-cell table:formula="of:=[.D48]/[.B48]" office:value-type="float" office:value="0.909090909090909">
            <text:p>0,91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formula="of:=[.C49]/[.B49]" office:value-type="float" office:value="0.866666666666667">
            <text:p>0,87</text:p>
          </table:table-cell>
          <table:table-cell table:formula="of:=[.D49]/[.B49]" office:value-type="float" office:value="0.911111111111111">
            <text:p>0,91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formula="of:=[.C50]/[.B50]" office:value-type="float" office:value="0.847826086956522">
            <text:p>0,85</text:p>
          </table:table-cell>
          <table:table-cell table:formula="of:=[.D50]/[.B50]" office:value-type="float" office:value="0.891304347826087">
            <text:p>0,89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table:formula="of:=[.C51]/[.B51]" office:value-type="float" office:value="0.851063829787234">
            <text:p>0,85</text:p>
          </table:table-cell>
          <table:table-cell table:formula="of:=[.D51]/[.B51]" office:value-type="float" office:value="0.893617021276596">
            <text:p>0,89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formula="of:=[.C52]/[.B52]" office:value-type="float" office:value="0.854166666666667">
            <text:p>0,85</text:p>
          </table:table-cell>
          <table:table-cell table:formula="of:=[.D52]/[.B52]" office:value-type="float" office:value="0.895833333333333">
            <text:p>0,9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formula="of:=[.C53]/[.B53]" office:value-type="float" office:value="0.857142857142857">
            <text:p>0,86</text:p>
          </table:table-cell>
          <table:table-cell table:formula="of:=[.D53]/[.B53]" office:value-type="float" office:value="0.897959183673469">
            <text:p>0,9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formula="of:=[.C54]/[.B54]" office:value-type="float" office:value="0.86">
            <text:p>0,86</text:p>
          </table:table-cell>
          <table:table-cell table:formula="of:=[.D54]/[.B54]" office:value-type="float" office:value="0.9">
            <text:p>0,9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formula="of:=[.C55]/[.B55]" office:value-type="float" office:value="0.862745098039216">
            <text:p>0,86</text:p>
          </table:table-cell>
          <table:table-cell table:formula="of:=[.D55]/[.B55]" office:value-type="float" office:value="0.901960784313726">
            <text:p>0,9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table:formula="of:=[.C56]/[.B56]" office:value-type="float" office:value="0.865384615384615">
            <text:p>0,87</text:p>
          </table:table-cell>
          <table:table-cell table:formula="of:=[.D56]/[.B56]" office:value-type="float" office:value="0.903846153846154">
            <text:p>0,9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formula="of:=[.C57]/[.B57]" office:value-type="float" office:value="0.849056603773585">
            <text:p>0,85</text:p>
          </table:table-cell>
          <table:table-cell table:formula="of:=[.D57]/[.B57]" office:value-type="float" office:value="0.905660377358491">
            <text:p>0,91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formula="of:=[.C58]/[.B58]" office:value-type="float" office:value="0.851851851851852">
            <text:p>0,85</text:p>
          </table:table-cell>
          <table:table-cell table:formula="of:=[.D58]/[.B58]" office:value-type="float" office:value="0.907407407407407">
            <text:p>0,91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formula="of:=[.C59]/[.B59]" office:value-type="float" office:value="0.854545454545455">
            <text:p>0,85</text:p>
          </table:table-cell>
          <table:table-cell table:formula="of:=[.D59]/[.B59]" office:value-type="float" office:value="0.909090909090909">
            <text:p>0,91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formula="of:=[.C60]/[.B60]" office:value-type="float" office:value="0.857142857142857">
            <text:p>0,86</text:p>
          </table:table-cell>
          <table:table-cell table:formula="of:=[.D60]/[.B60]" office:value-type="float" office:value="0.892857142857143">
            <text:p>0,89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table:formula="of:=[.C61]/[.B61]" office:value-type="float" office:value="0.859649122807017">
            <text:p>0,86</text:p>
          </table:table-cell>
          <table:table-cell table:formula="of:=[.D61]/[.B61]" office:value-type="float" office:value="0.894736842105263">
            <text:p>0,89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formula="of:=[.C62]/[.B62]" office:value-type="float" office:value="0.862068965517241">
            <text:p>0,86</text:p>
          </table:table-cell>
          <table:table-cell table:formula="of:=[.D62]/[.B62]" office:value-type="float" office:value="0.896551724137931">
            <text:p>0,9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table:formula="of:=[.C63]/[.B63]" office:value-type="float" office:value="0.864406779661017">
            <text:p>0,86</text:p>
          </table:table-cell>
          <table:table-cell table:formula="of:=[.D63]/[.B63]" office:value-type="float" office:value="0.898305084745763">
            <text:p>0,9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table:formula="of:=[.C64]/[.B64]" office:value-type="float" office:value="0.85">
            <text:p>0,85</text:p>
          </table:table-cell>
          <table:table-cell table:formula="of:=[.D64]/[.B64]" office:value-type="float" office:value="0.9">
            <text:p>0,9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table:formula="of:=[.C65]/[.B65]" office:value-type="float" office:value="0.852459016393443">
            <text:p>0,85</text:p>
          </table:table-cell>
          <table:table-cell table:formula="of:=[.D65]/[.B65]" office:value-type="float" office:value="0.901639344262295">
            <text:p>0,9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formula="of:=[.C66]/[.B66]" office:value-type="float" office:value="0.854838709677419">
            <text:p>0,85</text:p>
          </table:table-cell>
          <table:table-cell table:formula="of:=[.D66]/[.B66]" office:value-type="float" office:value="0.903225806451613">
            <text:p>0,9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table:formula="of:=[.C67]/[.B67]" office:value-type="float" office:value="0.857142857142857">
            <text:p>0,86</text:p>
          </table:table-cell>
          <table:table-cell table:formula="of:=[.D67]/[.B67]" office:value-type="float" office:value="0.904761904761905">
            <text:p>0,9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[.C68]/[.B68]" office:value-type="float" office:value="0.859375">
            <text:p>0,86</text:p>
          </table:table-cell>
          <table:table-cell table:formula="of:=[.D68]/[.B68]" office:value-type="float" office:value="0.90625">
            <text:p>0,9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table:formula="of:=[.C69]/[.B69]" office:value-type="float" office:value="0.861538461538462">
            <text:p>0,86</text:p>
          </table:table-cell>
          <table:table-cell table:formula="of:=[.D69]/[.B69]" office:value-type="float" office:value="0.907692307692308">
            <text:p>0,91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formula="of:=[.C70]/[.B70]" office:value-type="float" office:value="0.863636363636364">
            <text:p>0,86</text:p>
          </table:table-cell>
          <table:table-cell table:formula="of:=[.D70]/[.B70]" office:value-type="float" office:value="0.893939393939394">
            <text:p>0,89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formula="of:=[.C71]/[.B71]" office:value-type="float" office:value="0.850746268656716">
            <text:p>0,85</text:p>
          </table:table-cell>
          <table:table-cell table:formula="of:=[.D71]/[.B71]" office:value-type="float" office:value="0.895522388059701">
            <text:p>0,9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formula="of:=[.C72]/[.B72]" office:value-type="float" office:value="0.852941176470588">
            <text:p>0,85</text:p>
          </table:table-cell>
          <table:table-cell table:formula="of:=[.D72]/[.B72]" office:value-type="float" office:value="0.897058823529412">
            <text:p>0,9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table:formula="of:=[.C73]/[.B73]" office:value-type="float" office:value="0.855072463768116">
            <text:p>0,86</text:p>
          </table:table-cell>
          <table:table-cell table:formula="of:=[.D73]/[.B73]" office:value-type="float" office:value="0.898550724637681">
            <text:p>0,9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formula="of:=[.C74]/[.B74]" office:value-type="float" office:value="0.857142857142857">
            <text:p>0,86</text:p>
          </table:table-cell>
          <table:table-cell table:formula="of:=[.D74]/[.B74]" office:value-type="float" office:value="0.9">
            <text:p>0,9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formula="of:=[.C75]/[.B75]" office:value-type="float" office:value="0.859154929577465">
            <text:p>0,86</text:p>
          </table:table-cell>
          <table:table-cell table:formula="of:=[.D75]/[.B75]" office:value-type="float" office:value="0.901408450704225">
            <text:p>0,9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formula="of:=[.C76]/[.B76]" office:value-type="float" office:value="0.861111111111111">
            <text:p>0,86</text:p>
          </table:table-cell>
          <table:table-cell table:formula="of:=[.D76]/[.B76]" office:value-type="float" office:value="0.902777777777778">
            <text:p>0,9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table:formula="of:=[.C77]/[.B77]" office:value-type="float" office:value="0.863013698630137">
            <text:p>0,86</text:p>
          </table:table-cell>
          <table:table-cell table:formula="of:=[.D77]/[.B77]" office:value-type="float" office:value="0.904109589041096">
            <text:p>0,9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formula="of:=[.C78]/[.B78]" office:value-type="float" office:value="0.851351351351351">
            <text:p>0,85</text:p>
          </table:table-cell>
          <table:table-cell table:formula="of:=[.D78]/[.B78]" office:value-type="float" office:value="0.905405405405405">
            <text:p>0,9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table:formula="of:=[.C79]/[.B79]" office:value-type="float" office:value="0.853333333333333">
            <text:p>0,85</text:p>
          </table:table-cell>
          <table:table-cell table:formula="of:=[.D79]/[.B79]" office:value-type="float" office:value="0.906666666666667">
            <text:p>0,9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table:formula="of:=[.C80]/[.B80]" office:value-type="float" office:value="0.855263157894737">
            <text:p>0,86</text:p>
          </table:table-cell>
          <table:table-cell table:formula="of:=[.D80]/[.B80]" office:value-type="float" office:value="0.894736842105263">
            <text:p>0,89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table:formula="of:=[.C81]/[.B81]" office:value-type="float" office:value="0.857142857142857">
            <text:p>0,86</text:p>
          </table:table-cell>
          <table:table-cell table:formula="of:=[.D81]/[.B81]" office:value-type="float" office:value="0.896103896103896">
            <text:p>0,9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table:formula="of:=[.C82]/[.B82]" office:value-type="float" office:value="0.858974358974359">
            <text:p>0,86</text:p>
          </table:table-cell>
          <table:table-cell table:formula="of:=[.D82]/[.B82]" office:value-type="float" office:value="0.897435897435897">
            <text:p>0,9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table:formula="of:=[.C83]/[.B83]" office:value-type="float" office:value="0.860759493670886">
            <text:p>0,86</text:p>
          </table:table-cell>
          <table:table-cell table:formula="of:=[.D83]/[.B83]" office:value-type="float" office:value="0.89873417721519">
            <text:p>0,9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table:formula="of:=[.C84]/[.B84]" office:value-type="float" office:value="0.8625">
            <text:p>0,86</text:p>
          </table:table-cell>
          <table:table-cell table:formula="of:=[.D84]/[.B84]" office:value-type="float" office:value="0.9">
            <text:p>0,9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formula="of:=[.C85]/[.B85]" office:value-type="float" office:value="0.851851851851852">
            <text:p>0,85</text:p>
          </table:table-cell>
          <table:table-cell table:formula="of:=[.D85]/[.B85]" office:value-type="float" office:value="0.901234567901235">
            <text:p>0,9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table:formula="of:=[.C86]/[.B86]" office:value-type="float" office:value="0.853658536585366">
            <text:p>0,85</text:p>
          </table:table-cell>
          <table:table-cell table:formula="of:=[.D86]/[.B86]" office:value-type="float" office:value="0.902439024390244">
            <text:p>0,9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table:formula="of:=[.C87]/[.B87]" office:value-type="float" office:value="0.855421686746988">
            <text:p>0,86</text:p>
          </table:table-cell>
          <table:table-cell table:formula="of:=[.D87]/[.B87]" office:value-type="float" office:value="0.903614457831325">
            <text:p>0,9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table:formula="of:=[.C88]/[.B88]" office:value-type="float" office:value="0.857142857142857">
            <text:p>0,86</text:p>
          </table:table-cell>
          <table:table-cell table:formula="of:=[.D88]/[.B88]" office:value-type="float" office:value="0.904761904761905">
            <text:p>0,9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table:formula="of:=[.C89]/[.B89]" office:value-type="float" office:value="0.858823529411765">
            <text:p>0,86</text:p>
          </table:table-cell>
          <table:table-cell table:formula="of:=[.D89]/[.B89]" office:value-type="float" office:value="0.905882352941176">
            <text:p>0,9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78">
            <text:p>78</text:p>
          </table:table-cell>
          <table:table-cell table:formula="of:=[.C90]/[.B90]" office:value-type="float" office:value="0.86046511627907">
            <text:p>0,86</text:p>
          </table:table-cell>
          <table:table-cell table:formula="of:=[.D90]/[.B90]" office:value-type="float" office:value="0.906976744186046">
            <text:p>0,91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table:formula="of:=[.C91]/[.B91]" office:value-type="float" office:value="0.862068965517241">
            <text:p>0,86</text:p>
          </table:table-cell>
          <table:table-cell table:formula="of:=[.D91]/[.B91]" office:value-type="float" office:value="0.896551724137931">
            <text:p>0,9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table:formula="of:=[.C92]/[.B92]" office:value-type="float" office:value="0.852272727272727">
            <text:p>0,85</text:p>
          </table:table-cell>
          <table:table-cell table:formula="of:=[.D92]/[.B92]" office:value-type="float" office:value="0.897727272727273">
            <text:p>0,9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table:formula="of:=[.C93]/[.B93]" office:value-type="float" office:value="0.853932584269663">
            <text:p>0,85</text:p>
          </table:table-cell>
          <table:table-cell table:formula="of:=[.D93]/[.B93]" office:value-type="float" office:value="0.898876404494382">
            <text:p>0,9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table:formula="of:=[.C94]/[.B94]" office:value-type="float" office:value="0.855555555555556">
            <text:p>0,86</text:p>
          </table:table-cell>
          <table:table-cell table:formula="of:=[.D94]/[.B94]" office:value-type="float" office:value="0.9">
            <text:p>0,9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table:formula="of:=[.C95]/[.B95]" office:value-type="float" office:value="0.857142857142857">
            <text:p>0,86</text:p>
          </table:table-cell>
          <table:table-cell table:formula="of:=[.D95]/[.B95]" office:value-type="float" office:value="0.901098901098901">
            <text:p>0,9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table:formula="of:=[.C96]/[.B96]" office:value-type="float" office:value="0.858695652173913">
            <text:p>0,86</text:p>
          </table:table-cell>
          <table:table-cell table:formula="of:=[.D96]/[.B96]" office:value-type="float" office:value="0.902173913043478">
            <text:p>0,9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table:formula="of:=[.C97]/[.B97]" office:value-type="float" office:value="0.860215053763441">
            <text:p>0,86</text:p>
          </table:table-cell>
          <table:table-cell table:formula="of:=[.D97]/[.B97]" office:value-type="float" office:value="0.903225806451613">
            <text:p>0,9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table:formula="of:=[.C98]/[.B98]" office:value-type="float" office:value="0.851063829787234">
            <text:p>0,85</text:p>
          </table:table-cell>
          <table:table-cell table:formula="of:=[.D98]/[.B98]" office:value-type="float" office:value="0.904255319148936">
            <text:p>0,9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table:formula="of:=[.C99]/[.B99]" office:value-type="float" office:value="0.852631578947368">
            <text:p>0,85</text:p>
          </table:table-cell>
          <table:table-cell table:formula="of:=[.D99]/[.B99]" office:value-type="float" office:value="0.905263157894737">
            <text:p>0,91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table:formula="of:=[.C100]/[.B100]" office:value-type="float" office:value="0.854166666666667">
            <text:p>0,85</text:p>
          </table:table-cell>
          <table:table-cell table:formula="of:=[.D100]/[.B100]" office:value-type="float" office:value="0.90625">
            <text:p>0,9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  <table:table-cell table:formula="of:=[.C101]/[.B101]" office:value-type="float" office:value="0.855670103092784">
            <text:p>0,86</text:p>
          </table:table-cell>
          <table:table-cell table:formula="of:=[.D101]/[.B101]" office:value-type="float" office:value="0.896907216494845">
            <text:p>0,9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table:formula="of:=[.C102]/[.B102]" office:value-type="float" office:value="0.857142857142857">
            <text:p>0,86</text:p>
          </table:table-cell>
          <table:table-cell table:formula="of:=[.D102]/[.B102]" office:value-type="float" office:value="0.897959183673469">
            <text:p>0,9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table:formula="of:=[.C103]/[.B103]" office:value-type="float" office:value="0.858585858585859">
            <text:p>0,86</text:p>
          </table:table-cell>
          <table:table-cell table:formula="of:=[.D103]/[.B103]" office:value-type="float" office:value="0.898989898989899">
            <text:p>0,9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table:formula="of:=[.C104]/[.B104]" office:value-type="float" office:value="0.86">
            <text:p>0,86</text:p>
          </table:table-cell>
          <table:table-cell table:formula="of:=[.D104]/[.B104]" office:value-type="float" office:value="0.9">
            <text:p>0,9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85984326926445">
            <text:p>0,86</text:p>
          </table:table-cell>
          <table:table-cell table:style-name="ce4" table:formula="of:=SUM([.F5:.F104])/100" office:value-type="float" office:value="0.904405136857235">
            <text:p>0,9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.04.2013</text:date>, <text:time>23:2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9M22S</meta:editing-duration>
    <meta:editing-cycles>47</meta:editing-cycles>
    <meta:generator>OpenOffice.org/3.4.1$Win32 OpenOffice.org_project/341m1$Build-9593</meta:generator>
    <dc:date>2013-04-29T23:25:19.89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